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sub>
              <mi>v</mi>
              <mrow>
                <mi mathvariant="italic">en</mi>
                <mn>0</mn>
              </mrow>
            </msub>
            <mo stretchy="false">∈</mo>
            <mrow>
              <mo fence="true" form="prefix" stretchy="false">(</mo>
              <mrow>
                <mrow>
                  <mrow>
                    <msub>
                      <mi>v</mi>
                      <mi mathvariant="italic">en</mi>
                    </msub>
                    <mo stretchy="false">+</mo>
                    <msub>
                      <mi mathvariant="italic">Δv</mi>
                      <mi mathvariant="italic">en</mi>
                    </msub>
                  </mrow>
                  <mi>,</mi>
                  <mrow>
                    <msub>
                      <mi>v</mi>
                      <mi mathvariant="italic">en</mi>
                    </msub>
                    <mo stretchy="false">−</mo>
                    <msub>
                      <mi mathvariant="italic">Δv</mi>
                      <mi mathvariant="italic">en</mi>
                    </msub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i>x</mi>
              <mo stretchy="false">=</mo>
              <msub>
                <mi>v</mi>
                <mrow>
                  <mi mathvariant="italic">en</mi>
                  <mn>0</mn>
                </mrow>
              </msub>
            </mrow>
            <mi>cos</mi>
            <mrow>
              <mo fence="true" form="prefix" stretchy="false">(</mo>
              <mrow>
                <msub>
                  <mi mathvariant="italic">alef</mi>
                  <mi mathvariant="italic">en</mi>
                </msub>
              </mrow>
              <mo fence="true" form="postfix" stretchy="false">)</mo>
            </mrow>
            <mi>t</mi>
          </mrow>
        </mtd>
      </mtr>
      <mtr>
        <mtd>
          <mrow>
            <mrow>
              <mi>h</mi>
              <mo stretchy="false">=</mo>
              <msub>
                <mi>v</mi>
                <mrow>
                  <mi mathvariant="italic">en</mi>
                  <mn>0</mn>
                </mrow>
              </msub>
            </mrow>
            <mi>sin</mi>
            <mrow>
              <mo fence="true" form="prefix" stretchy="false">(</mo>
              <mrow>
                <msub>
                  <mi mathvariant="italic">alef</mi>
                  <mi mathvariant="italic">en</mi>
                </msub>
              </mrow>
              <mo fence="true" form="postfix" stretchy="false">)</mo>
            </mrow>
            <mrow>
              <mi>t</mi>
              <mo stretchy="false">−</mo>
              <mi>g</mi>
            </mrow>
            <mfrac>
              <msup>
                <mi>t</mi>
                <mn>2</mn>
              </msup>
              <mn>2</mn>
            </mfrac>
          </mrow>
        </mtd>
      </mtr>
      <mtr>
        <mtd>
          <mrow/>
        </mtd>
      </mtr>
      <mtr>
        <mtd>
          <mrow/>
        </mtd>
      </mtr>
    </mtable>
    <annotation encoding="StarMath 5.0">stack{
v_en0 in (v_en +  Δv_en, v_en - Δv_en )  #
x = v_en0 cos(alef_en) t #
h = v_en0 sin( alef_en ) t - g t^2 over 2
#
#
#

#}
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2T20:20:35.372000000</meta:creation-date>
    <meta:generator>LibreOffice/7.2.0.4$Windows_X86_64 LibreOffice_project/9a9c6381e3f7a62afc1329bd359cc48accb6435b</meta:generator>
    <dc:date>2021-10-24T20:55:00.900000000</dc:date>
    <meta:editing-duration>PT1H31M15S</meta:editing-duration>
    <meta:editing-cycles>18</meta:editing-cycles>
  </office:meta>
</office:document-meta>
</file>